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4ce"/>
    </style:style>
    <style:style style:name="P2" style:family="paragraph" style:parent-style-name="Standard">
      <style:text-properties officeooo:paragraph-rsid="00139c24"/>
    </style:style>
    <style:style style:name="P3" style:family="paragraph" style:parent-style-name="Standard">
      <style:text-properties officeooo:paragraph-rsid="00298ff6"/>
    </style:style>
    <style:style style:name="T1" style:family="text">
      <style:text-properties officeooo:rsid="000704ce"/>
    </style:style>
    <style:style style:name="T2" style:family="text">
      <style:text-properties officeooo:rsid="00091683"/>
    </style:style>
    <style:style style:name="T3" style:family="text">
      <style:text-properties officeooo:rsid="000a0ef2"/>
    </style:style>
    <style:style style:name="T4" style:family="text">
      <style:text-properties officeooo:rsid="000b4e89"/>
    </style:style>
    <style:style style:name="T5" style:family="text">
      <style:text-properties officeooo:rsid="000cf551"/>
    </style:style>
    <style:style style:name="T6" style:family="text">
      <style:text-properties officeooo:rsid="0010bc07"/>
    </style:style>
    <style:style style:name="T7" style:family="text">
      <style:text-properties officeooo:rsid="00184d9e"/>
    </style:style>
    <style:style style:name="T8" style:family="text">
      <style:text-properties officeooo:rsid="002127d8"/>
    </style:style>
    <style:style style:name="T9" style:family="text">
      <style:text-properties officeooo:rsid="00266798"/>
    </style:style>
    <style:style style:name="T10" style:family="text">
      <style:text-properties officeooo:rsid="00266808"/>
    </style:style>
    <style:style style:name="T11" style:family="text">
      <style:text-properties officeooo:rsid="0027e670"/>
    </style:style>
    <style:style style:name="T12" style:family="text">
      <style:text-properties officeooo:rsid="00298ff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ff00" loext:opacity="100%"/>
    </style:style>
    <style:style style:name="T16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<text:span text:style-name="T14">течении</text:span> <text:span text:style-name="T15">дня</text:span> у <text:span text:style-name="T13">любого</text:span> человека <text:span text:style-name="T16">ограниченный</text:span> запас энергии, как физической так и умственной, который можно пустить во благо себе или незаметно растратить его впустую и потом удивляться что ни на что нет сил, желания и самого главного — прогресса. У меня такое было, <text:span text:style-name="T9">я решил проанализировать себя и нашел то, что мешает продуктивности. И это оказались совсем безобидные вещи, которые, на первый взгляд наоборот должны приносить некую пользу.</text:span></text:p>
      <text:p text:style-name="Standard"/>
      <text:p text:style-name="P2">Независимо от того, чем вы занимаетесь – изучаете программирование, дизайн, кулинарию, строите планы по бизнесу – причина медленного прогресса или неудач часто банальна. Это - неосознанные привычки которые мешают двигаться вперёд, отбирают энергию, время и мотивацию, а это многое, если не всё. Мне в свое время очень помогло то, что я избавился от таких привычек. Помогает и сейчас. Делюсь с вами теми правилами которые я выработал для себя. Проанализируйте себя по этим пунктам, и если они у вас есть, избавьтесь от них. </text:p>
      <text:p text:style-name="Standard"/>
      <text:p text:style-name="P1"><text:span text:style-name="T1">1.</text:span> **Постоянный просмотр новостей**</text:p>
      <text:p text:style-name="P1"/>
      <text:p text:style-name="P1"><text:s text:c="3"/>Кажется, что нужно быть в курсе всего, чтоб не упустить что-то важное, но постоянный просмотр новостных сайтов, уведомлений с телеги и других мессенджеров, могут быть реальной ловушкой. Постоянный поток негатива, о том как все плохо, захламляет мозг, а мозг устроен так что ему нужно обработать полученную информацию и сделать выводы об окружающей среде, лишая энергии и времени на важные дела. И я не говорю что не нужно следить за новостями, нужно, просто меньше, не постоянно же их проверять нагружая себя этим потоком. За <text:span text:style-name="T2">10 минут </text:span><text:span text:style-name="T10">просмотреть главное за день более чем достаточно</text:span><text:span text:style-name="T2">.</text:span> Ведь новостные порталы, а особенно в мессенджерах - это тоже бизнес, и они заинтересованы в кликбейтных публикациях чтоб привлечь внимание, засыпают уведомлениями для увеличения трафика и всячески стараются затянуть тебя к себе. Ограничьте себя – выделите конкретное время для новостей и используйте его разумно.</text:p>
      <text:p text:style-name="P1">А еще лучше отключить все ненужные уведомления на телефоне.</text:p>
      <text:p text:style-name="P1"/>
      <text:p text:style-name="Standard"><text:span text:style-name="T1">2</text:span>. **<text:span text:style-name="T10">Визуализация будущего</text:span>**</text:p>
      <text:p text:style-name="Standard"/>
      <text:p text:style-name="Standard"><text:s text:c="3"/>А теперь представьте себе, что вы на пляже в солнечной калифорнии сёрбаете мохито, вечерело, сейчас пойдете в свои апартаменты с те<text:span text:style-name="T10">р</text:span>расой и будете ужинать классный стейк под шум океана. Именно это у меня будет через <text:span text:style-name="T2">10 лет. </text:span>Всё это круто, почему бы себ<text:span text:style-name="T10">я</text:span> не потешить иллюзиями и не решить, что именно это моя цель в жизн<text:span text:style-name="T10">и</text:span> к которой я буду идти. Но визуализация без действий и даже с действиями, приводит к разочарованию в себе и окружающем мире, <text:span text:style-name="T10">ведь фантазия ставшая целью не находит реализации и как следствие падает мотивация что-либо делать вообще</text:span>. Живите сейчас и думайте как улучшить свое положение и тогда с большей вероятностью все это будет и так. <text:span text:style-name="T11">И не идеализированное место с красивой картинки, а лучшее в факторе реальности ситуации.</text:span></text:p>
      <text:p text:style-name="Standard"/>
      <text:p text:style-name="Standard">3. **Скроллинг лент в соцсетях**</text:p>
      <text:p text:style-name="Standard"/>
      <text:p text:style-name="Standard"><text:s text:c="3"/>Скролл соцсетей это вообще треш, зашел "на минутку", как уже и час прошел. Для мозга это вообще сладкий пирожочек забвения в счастье. Информация микропорциями, которую не нужно обрабатывать. Вроде при деле, а напряга ноль. На работе даже видел такое, что у девушки телефон лежит рядом на столе с открытой инстой, и она каждые несколько минут отворачивается от рабочего экрана и листает несколько видиков. Это уже конечно совсем крайность. Как результат – потерянное время, но самое главное это деградация мозга до клипового мышления <text:span text:style-name="T3">(неспособность долго концентрироваться и запоминать иформацию длиннее двух минут</text:span><text:span text:style-name="T8">)</text:span>. Но ханжой тоже быть не нужно, просто в меру, полистать яркие интересные кадры чтоб переключиться это классно и удобно.</text:p>
      <text:p text:style-name="Standard"><text:soft-page-break/></text:p>
      <text:p text:style-name="Standard">4. **Компьютерные игры**</text:p>
      <text:p text:style-name="Standard"/>
      <text:p text:style-name="Standard"><text:s text:c="3"/>Играл только в подростковом возрасте в основном в <text:span text:style-name="T4">W</text:span><text:span text:style-name="T8">arcraft</text:span>, потом просто времени никогда не было. Учеба <text:span text:style-name="T4">+ работа, потом работа, потом уже наоборот работа + учеба)))) Но прекрасно помню как это было. Сел на часок, а прошло 3-4) Хотел отдохнуть, а устал еще больше. Что много свободного времени? Так поиграй часок в что-то интересное, а не в mmorpg вроде w</text:span><text:span text:style-name="T8">arcraft</text:span><text:span text:style-name="T4"> или доты, которые превращаются в прямом смысле в работу, так как сюжетных линий нет и весь геймплей сводиться </text:span><text:span text:style-name="T12">только</text:span><text:span text:style-name="T4"> к прокачке персонажей и однообразных каток..</text:span></text:p>
      <text:p text:style-name="Standard"/>
      <text:p text:style-name="P3">Но тема с соцсетями, играми и прочим, что было пока перечислено — серьезней чем кажется. Попробуй вместо них, чтоб отдохнуть, не садиться играть или листать ленты, а просто лечь и полежать <text:span text:style-name="T5">30 минут или проще вариант — заварить чай и посидеть на кухне/балконе без гаджетов и прочего. </text:span><text:span text:style-name="T12">Ч</text:span><text:span text:style-name="T5">ерез 10 минут, уже взвоешь от того что нужно что-то делать.</text:span></text:p>
      <text:p text:style-name="P3"/>
      <text:p text:style-name="P3"><text:span text:style-name="T12">Все эти д</text:span><text:span text:style-name="T5">ешевые соблазны — убивают продуктивность. Конечно проще отвлечься на то где не нужно принимать решения вместо того чтоб заняться делом. </text:span><text:span text:style-name="T12">Мозг всегда должен быть чем то занят, так уж он устроен, и конечно предпочтение отдается самому простому занятию, а потом это уже перерастает в настоящую привычку.</text:span><text:span text:style-name="T5"> Хочется себя порадовать, чтоб настроение поднять? — скушай кусочек шоколадки. И научитесь заставлять себя думать. </text:span><text:span text:style-name="T12">Такую же привычку можно выработать и на полезные дела, и когда будет первый результат, то и удовольствие от этого появиться.</text:span></text:p>
      <text:p text:style-name="Standard"/>
      <text:p text:style-name="Standard">5. **Привычка делать все спонтанно по ситуации**</text:p>
      <text:p text:style-name="Standard"/>
      <text:p text:style-name="Standard"><text:s text:c="3"/>Здесь вообще все просто - без плана действий все усилия становятся хаотичными и неэффективными. И невозможно оценить прогресс, рассчитать свои силы, и обратить внимание на возможные препятствия. Конечно не без импровизации когда это нужно.</text:p>
      <text:p text:style-name="Standard"/>
      <text:p text:style-name="Standard">6. **Отсутствие хобби**</text:p>
      <text:p text:style-name="Standard"/>
      <text:p text:style-name="Standard"><text:s text:c="3"/>Хобби - просто категорически необходимая тема. Возможность отдохнуть переключившись на другой вид занятий очень помогает избежать выгорания. У меня это рыбалка, в любое время года. Найдите то, что помогает вам отвлечься и приносит удовольствие. Нет хобби или не знаете какое выбрать? Да просто попробуйте для начала что-то несложное, даже если по вашему мнению это совсем не ваше или никогда этого не делали. Хобби это не соревнование, главное сам процесс. Не умеете рисовать — а если попробовать? Может сам процесс возни по бумаге будет приносить желаемый эффект и как бонус позитивные эмоции от результата, даже если это смех от шедевральности картины. Вообщем пазлы, лепка, штопка, танцы, рыбалка и тд.</text:p>
      <text:p text:style-name="Standard"/>
      <text:p text:style-name="Standard">7. **Разочарование в своих силах**</text:p>
      <text:p text:style-name="Standard"/>
      <text:p text:style-name="Standard"><text:s text:c="3"/>Поверьте в себя, никому не легко, если конечно не примазан, но это вообще отдельная интересная категория. Забудьте про мысли «это слишком сложно» «я не справлюсь» «много конкурентов», а разве ты не конкурент? Вообщем, не нужно разворачиваться в обратную сторону пройдя <text:span text:style-name="T6">1000 шагов, возможно находясь уже в одним шаге у цели. </text:span></text:p>
      <text:p text:style-name="Standard"/>
      <text:p text:style-name="Standard">### Заключение</text:p>
      <text:p text:style-name="Standard"><text:soft-page-break/>Конечно это всего лишь мои наблюдения и анализ, но попробуйте применить эти правила к себе и заметите как сильно увеличится продуктивность и качество жизни. Согласны с моими наблюдениями? Поделитесь своими мыслями по этому поводу, мне и другим зрителям будет интересно узнать разные мнения! С вами канал <text:span text:style-name="T7">Python Hub Studio! И успехов! До новых встреч!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1:43:22.110643483</meta:creation-date>
    <dc:date>2025-08-29T16:53:42.194760938</dc:date>
    <meta:editing-duration>PT4H17M1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3" meta:paragraph-count="21" meta:word-count="1023" meta:character-count="6687" meta:non-whitespace-character-count="5652"/>
  </office:meta>
</office:document-meta>
</file>